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ato" svg:font-family="Lato, proxima-nova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roman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9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text-properties fo:font-size="14pt" style:font-size-complex="14pt"/>
    </style:style>
    <style:style style:name="P4" style:family="paragraph">
      <style:text-properties fo:font-size="14pt"/>
    </style:style>
    <style:style style:name="P5" style:family="paragraph">
      <style:text-properties fo:font-size="14pt" fo:font-style="italic"/>
    </style:style>
    <style:style style:name="P6" style:family="paragraph">
      <style:text-properties style:font-name="Liberation Serif1" fo:font-size="14pt" style:font-name-complex="Liberation Serif1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erif1" fo:font-size="14pt" fo:font-weight="bold" style:font-name-complex="Liberation Serif1" style:font-size-complex="14pt" style:font-weight-complex="bold"/>
    </style:style>
    <style:style style:name="T2" style:family="text">
      <style:text-properties fo:font-size="14pt" fo:font-style="italic" style:font-size-complex="14pt" style:font-style-complex="italic"/>
    </style:style>
    <style:style style:name="T3" style:family="text">
      <style:text-properties style:font-name="Liberation Serif1" fo:font-size="14pt" fo:font-style="italic" fo:font-weight="bold" style:font-name-complex="Liberation Serif1" style:font-size-complex="14pt" style:font-style-complex="italic" style:font-weight-complex="bold"/>
    </style:style>
    <style:style style:name="T4" style:family="text">
      <style:text-properties fo:font-size="14pt" style:font-size-complex="14pt"/>
    </style:style>
    <style:style style:name="T5" style:family="text">
      <style:text-properties fo:color="#404040" loext:opacity="100%" style:font-name="Lato" style:font-name-complex="Lato"/>
    </style:style>
    <style:style style:name="T6" style:family="text">
      <style:text-properties style:font-name="Liberation Serif1" fo:font-size="14pt" fo:font-style="italic" style:font-name-complex="Liberation Serif1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Музыкальный бот</text:p>
          </draw:text-box>
        </draw:frame>
        <draw:frame presentation:style-name="pr2" draw:text-style-name="P1" draw:layer="layout" svg:width="25.199cm" svg:height="9.134cm" svg:x="1.4cm" svg:y="4.03cm" presentation:class="subtitle" presentation:user-transformed="true">
          <draw:text-box>
            <text:p>ФИО авторов:</text:p>
            <text:p>Волков Павел Алексеевич</text:p>
            <text:p>Баранов Артём Александрович</text:p>
            <text:p>Середа Ярослав Андреевич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2" draw:text-style-name="P2" draw:layer="layout" svg:width="27.265cm" svg:height="15.182cm" svg:x="0.46cm" svg:y="0.419cm">
          <draw:text-box>
            <text:p>MusicTheoryBot - бот, который поможет любому музыканту. Он может построить интервал, аккорд или гамму, все сопровождается уникальным аудио. Также у него есть функция упражнений для тренировки слуха</text:p>
            <text:p/>
            <text:p>Этот бот может быть очень полезным для музыкантов всех уровней, начиная от новичков и заканчивая профессионалами. Вот какие проблемы он поможет решить:</text:p>
            <text:p/>
            <text:p>1. Обучение музыкальной теории: Благодаря возможности построения интервалов, аккордов и гамм, пользователи смогут лучше понять структуру музыки и ее гармонические основы.</text:p>
            <text:p/>
            <text:p>2. Тренировка слуха: Функция упражнений для тренировки слуха поможет развить слуховую память, улучшить способность распознавать ноты, интервалы и аккорды слухом.</text:p>
            <text:p/>
            <text:p>3. Практика игры на инструменте: Используя аудио-сопровождение, пользователи смогут не только услышать, но и повторить звучание интервалов, аккордов и гамм на своем инструменте, что поможет им улучшить свое музыкальное исполнение.</text:p>
            <text:p/>
            <text:p>В целом, этот бот поможет музыкантам развивать свои навыки, улучшать музыкальное образование и наслаждаться процессом изучения музыки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3" draw:text-style-name="P7" draw:layer="layout" svg:width="27.148cm" svg:height="13.318cm" svg:x="0.346cm" svg:y="1.15cm">
          <draw:text-box>
            <text:p text:style-name="P3">Структура.</text:p>
            <text:p text:style-name="P4"/>
            <text:p text:style-name="P3"><text:span text:style-name="T1">· </text:span>Основной файл <text:span text:style-name="T2">server.py</text:span> запускает бота, в который импортировано множество функций. Бот ассинхронный, то есть он способен выдерживать несколько польвателей за раз. Дальше о них.</text:p>
            <text:p text:style-name="P4"/>
            <text:p><text:span text:style-name="T3">· </text:span><text:span text:style-name="T2">pitch_shift.py</text:span><text:span text:style-name="T4"> — файл, отвечающий за звук. Библиотека отвечающая за звук называется </text:span><text:span text:style-name="T2">librosa</text:span><text:span text:style-name="T4">. </text:span><text:span text:style-name="T2">Librosa</text:span><text:span text:style-name="T4"> это пакет </text:span><text:span text:style-name="T2">Python</text:span><text:span text:style-name="T4"> для анализа видео и аудио. Он предоставляет строительные блоки, необходимые для создания систем поиска музыкальной информации</text:span><text:span text:style-name="T5">.</text:span><text:span text:style-name="T4"> А так же в нем описаны 4 функции.</text:span></text:p>
            <text:p/>
            <text:p text:style-name="P3"><text:span text:style-name="T2">note_shift — </text:span>функция настраивающая ноты</text:p>
            <text:p text:style-name="P3"><text:span text:style-name="T2">interval_shift —</text:span> функция настраивающая интервалы</text:p>
            <text:p text:style-name="P3"><text:span text:style-name="T2">get_shifted_scale</text:span> — функция настраивающая аккорды</text:p>
            <text:p text:style-name="P3"><text:span text:style-name="T2">get_shifted_chord</text:span> — функция настраивающая гаммы</text:p>
            <text:p text:style-name="P5"/>
            <text:p text:style-name="P3">Каждая функция создает уникальный звуковой файл.</text:p>
            <text:p text:style-name="P5"/>
            <text:p text:style-name="P6"><text:span text:style-name="T1">· </text:span>В файле <text:span text:style-name="T6">markups.py</text:span> описаны удобные кнопки навигации, такие как Выход в меню или выбор какой-то функции бота.</text:p>
            <text:p text:style-name="P5"/>
            <text:p text:style-name="P6"><text:span text:style-name="T1">· </text:span><text:span text:style-name="T6">variables.py</text:span> — файл хранящий в себе различные переменные или данные для вычислений.</text:p>
            <text:p text:style-name="P5"/>
            <text:p text:style-name="P6"><text:span text:style-name="T1">· </text:span><text:span text:style-name="T6">functions.py — </text:span>файл содержащий в себе различный функции для работы с текстовыми данными. </text:p>
            <text:p text:style-name="P5"/>
            <text:p text:style-name="P6"><text:span text:style-name="T1">· </text:span>Различные звуки хранятся в папке <text:span text:style-name="T6">data </text:span>откуда они поступают в <text:span text:style-name="T6">pitch_shif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3" draw:text-style-name="P7" draw:layer="layout" svg:width="25.452cm" svg:height="1.343cm" svg:x="1.208cm" svg:y="0.575cm">
          <draw:text-box>
            <text:p text:style-name="P6">Доработка.</text:p>
            <text:p text:style-name="P6"><text:span text:style-name="T1">·</text:span> Возвращать ссылку на видео платформу с запроса с названием песни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ato" svg:font-family="Lato, proxima-nova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roman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Указатель" style:family="graphic">
      <style:paragraph-properties style:text-autospace="none"/>
      <style:text-properties style:font-name-complex="Lohit Devanagari1" style:font-family-complex="'Lohit Devanagari'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1T18:12:19.077332607</meta:creation-date>
    <dc:date>2024-04-21T20:51:16.567201442</dc:date>
    <meta:editing-duration>PT3M50S</meta:editing-duration>
    <meta:editing-cycles>1</meta:editing-cycles>
    <meta:document-statistic meta:object-count="34"/>
    <meta:generator>LibreOffice/7.3.7.2$Linux_X86_64 LibreOffice_project/30$Build-2</meta:generator>
  </office:meta>
</office:document-meta>
</file>